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51F553A0B775F057E8.png" manifest:media-type="image/png"/>
  <manifest:file-entry manifest:full-path="Pictures/10000001000003A7000000C7B31A6BCF4031C77B.png" manifest:media-type="image/png"/>
  <manifest:file-entry manifest:full-path="Pictures/10000001000003A7000000F3FA3FDA750152C33C.png" manifest:media-type="image/png"/>
  <manifest:file-entry manifest:full-path="Pictures/1000000100000622000000DFD90B8A60A568F991.png" manifest:media-type="image/png"/>
  <manifest:file-entry manifest:full-path="Pictures/10000001000003A70000028075E9392EC0B870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2c196" officeooo:paragraph-rsid="0012c196" style:font-size-asian="14pt" style:font-size-complex="16pt"/>
    </style:style>
    <style:style style:name="P2" style:family="paragraph" style:parent-style-name="Title">
      <style:text-properties officeooo:rsid="0010ea59" officeooo:paragraph-rsid="0010e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6</text:p>
      <text:p text:style-name="P1">Q-1 </text:p>
      <text:p text:style-name="P1">Ans--</text:p>
      <text:p text:style-name="P1"><draw:frame draw:style-name="fr2" draw:name="Image1" text:anchor-type="char" svg:width="17cm" svg:height="11.636cm" draw:z-index="0"><draw:image xlink:href="Pictures/10000001000003A70000028075E9392EC0B870F6.png" xlink:type="simple" xlink:show="embed" xlink:actuate="onLoad" draw:mime-type="image/png"/></draw:frame><text:s/></text:p>
      <text:p text:style-name="P1">Q-2</text:p>
      <text:p text:style-name="P1">Ans---</text:p>
      <text:p text:style-name="P1"><draw:frame draw:style-name="fr1" draw:name="Image2" text:anchor-type="char" svg:x="-0.363cm" svg:y="0cm" svg:width="18.417cm" svg:height="6.283cm" draw:z-index="1"><draw:image xlink:href="Pictures/1000000100000622000000DFD90B8A60A568F991.png" xlink:type="simple" xlink:show="embed" xlink:actuate="onLoad" draw:mime-type="image/png"/></draw:frame><text:s text:c="3"/></text:p>
      <text:p text:style-name="P1"><text:soft-page-break/></text:p>
      <text:p text:style-name="P1"/>
      <text:p text:style-name="P1">Q-3</text:p>
      <text:p text:style-name="P1">Ans--</text:p>
      <text:p text:style-name="P1"><draw:frame draw:style-name="fr2" draw:name="Image3" text:anchor-type="char" svg:width="17cm" svg:height="4.997cm" draw:z-index="2"><draw:image xlink:href="Pictures/10000001000003A7000000F3FA3FDA750152C33C.png" xlink:type="simple" xlink:show="embed" xlink:actuate="onLoad" draw:mime-type="image/png"/></draw:frame><text:s text:c="2"/></text:p>
      <text:p text:style-name="P1">Q-4 </text:p>
      <text:p text:style-name="P1">Ans-</text:p>
      <text:p text:style-name="P1"><draw:frame draw:style-name="fr2" draw:name="Image4" text:anchor-type="char" svg:width="17cm" svg:height="4.941cm" draw:z-index="3"><draw:image xlink:href="Pictures/10000001000003A7000000C7B31A6BCF4031C77B.png" xlink:type="simple" xlink:show="embed" xlink:actuate="onLoad" draw:mime-type="image/png"/></draw:frame><text:s/></text:p>
      <text:p text:style-name="P1">Q-5Ans-</text:p>
      <text:p text:style-name="P1"><draw:frame draw:style-name="fr1" draw:name="Image5" text:anchor-type="char" svg:x="0cm" svg:y="0.318cm" svg:width="17cm" svg:height="6.126cm" draw:z-index="4"><draw:image xlink:href="Pictures/10000001000003A700000151F553A0B775F057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9:43.986652554</meta:creation-date>
    <dc:date>2023-09-13T23:03:55.045971939</dc:date>
    <meta:editing-duration>PT3M31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14" meta:word-count="11" meta:character-count="60" meta:non-whitespace-character-count="50"/>
  </office:meta>
</office:document-meta>
</file>